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40000015ACDBB496154E9903D.png" manifest:media-type="image/png"/>
  <manifest:file-entry manifest:full-path="Pictures/1000000100000405000003244C511E1A4ABAC96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char" svg:width="17cm" svg:height="24.978cm" draw:z-index="1"><draw:image xlink:href="Pictures/1000000100000405000003244C511E1A4ABAC96C.png" xlink:type="simple" xlink:show="embed" xlink:actuate="onLoad" draw:mime-type="image/png"/></draw:frame></text:p>
      <text:p text:style-name="Standard"><draw:frame draw:style-name="fr1" draw:name="Image3" text:anchor-type="char" svg:width="17cm" svg:height="11.934cm" draw:z-index="2"><draw:image xlink:href="Pictures/10000001000004040000015ACDBB496154E9903D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" text:anchor-type="char" svg:width="17cm" svg:height="13.282cm" draw:z-index="0"><draw:image xlink:href="Pictures/1000000100000405000003244C511E1A4ABAC96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4:33:27.312618413</meta:creation-date>
    <dc:date>2024-11-27T14:47:11.017558310</dc:date>
    <meta:editing-duration>PT13M45S</meta:editing-duration>
    <meta:editing-cycles>1</meta:editing-cycles>
    <meta:document-statistic meta:table-count="0" meta:image-count="3" meta:object-count="0" meta:page-count="9" meta:paragraph-count="0" meta:word-count="0" meta:character-count="0" meta:non-whitespace-character-count="0"/>
    <meta:generator>LibreOffice/7.3.7.2$Linux_X86_64 LibreOffice_project/30$Build-2</meta:generator>
  </office:meta>
</office:document-meta>
</file>